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9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1.963cm"/>
    </style:style>
    <style:style style:name="co4" style:family="table-column">
      <style:table-column-properties fo:break-before="auto" style:column-width="3.6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epSpeechIvanRhasspyPoco" table:style-name="ta1">
        <table:shapes>
          <draw:frame draw:z-index="0" draw:style-name="gr1" draw:text-style-name="P1" svg:width="23.235cm" svg:height="13.069cm" svg:x="0cm" svg:y="8.425cm">
            <draw:object draw:notify-on-update-of-ranges="DeepSpeechIvanRhasspyPoco.A1:DeepSpeechIvanRhasspyPoco.A1 DeepSpeechIvanRhasspyPoco.A2:DeepSpeechIvanRhasspyPoco.A18 DeepSpeechIvanRhasspyPoco.B1:DeepSpeechIvanRhasspyPoco.B1 DeepSpeechIvanRhasspyPoco.B2:DeepSpeechIvanRhasspyPoco.B18 DeepSpeechIvanRhasspyPoco.C1:DeepSpeechIvanRhasspyPoco.C1 DeepSpeechIvanRhasspyPoco.C2:DeepSpeechIvanRhasspyPoco.C18 DeepSpeechIvanRhasspyPoco.D1:DeepSpeechIvanRhasspyPoco.D1 DeepSpeechIvanRhasspyPoco.D2:DeepSpeechIvanRhasspyPoco.D18 DeepSpeechIvanRhasspyPoco.E1:DeepSpeechIvanRhasspyPoco.E1 DeepSpeechIvanRhasspyPoco.E2:DeepSpeechIvanRhasspyPoco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994cm" svg:height="11.246cm" svg:x="24.689cm" svg:y="0cm">
            <draw:object draw:notify-on-update-of-ranges="DeepSpeechIvanRhasspyPoco.A1:DeepSpeechIvanRhasspyPoco.A1 DeepSpeechIvanRhasspyPoco.A2:DeepSpeechIvanRhasspyPoco.A18 DeepSpeechIvanRhasspyPoco.D1:DeepSpeechIvanRhasspyPoco.D1 DeepSpeechIvanRhasspyPoco.D2:DeepSpeechIvanRhasspyPoco.D18 DeepSpeechIvanRhasspyPoco.G1:DeepSpeechIvanRhasspyPoco.G1 DeepSpeechIvanRhasspyPoco.G2:DeepSpeechIvanRhasspyPoco.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2.703cm" svg:height="12.77cm" svg:x="23.333cm" svg:y="11.361cm">
            <draw:object draw:notify-on-update-of-ranges="DeepSpeechIvanRhasspyPoco.A1:DeepSpeechIvanRhasspyPoco.A1 DeepSpeechIvanRhasspyPoco.A2:DeepSpeechIvanRhasspyPoco.A18 DeepSpeechIvanRhasspyPoco.E1:DeepSpeechIvanRhasspyPoco.E1 DeepSpeechIvanRhasspyPoco.E2:DeepSpeechIvanRhasspyPoco.E18 DeepSpeechIvanRhasspyPoco.F1:DeepSpeechIvanRhasspyPoco.F1 DeepSpeechIvanRhasspyPoco.F2:DeepSpeechIvanRhasspyPoco.F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Frase</text:p>
          </table:table-cell>
          <table:table-cell office:value-type="string" calcext:value-type="string">
            <text:p>Mejor Alfa</text:p>
          </table:table-cell>
          <table:table-cell office:value-type="string" calcext:value-type="string">
            <text:p>Mejor Beta</text:p>
          </table:table-cell>
          <table:table-cell office:value-type="string" calcext:value-type="string">
            <text:p>Mejor CER</text:p>
          </table:table-cell>
          <table:table-cell office:value-type="string" calcext:value-type="string">
            <text:p>Mejor WER</text:p>
          </table:table-cell>
          <table:table-cell office:value-type="string" calcext:value-type="string">
            <text:p>WER medio</text:p>
          </table:table-cell>
          <table:table-cell office:value-type="string" calcext:value-type="string">
            <text:p>CER medio</text:p>
          </table:table-cell>
        </table:table-row>
        <table:table-row table:style-name="ro1">
          <table:table-cell office:value-type="string" calcext:value-type="string">
            <text:p>Arcadia_Frase1</text:p>
          </table:table-cell>
          <table:table-cell office:value-type="float" office:value="1.6" calcext:value-type="float">
            <text:p>1,6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" calcext:value-type="float">
            <text:p>0,169</text:p>
          </table:table-cell>
          <table:table-cell office:value-type="float" office:value="0.085519" calcext:value-type="float">
            <text:p>0,085519</text:p>
          </table:table-cell>
        </table:table-row>
        <table:table-row table:style-name="ro1">
          <table:table-cell office:value-type="string" calcext:value-type="string">
            <text:p>Arcadia_Frase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9090909090909" calcext:value-type="float">
            <text:p>0,159090909090909</text:p>
          </table:table-cell>
          <table:table-cell office:value-type="float" office:value="0.5" calcext:value-type="float">
            <text:p>0,5</text:p>
          </table:table-cell>
          <table:table-cell office:value-type="float" office:value="0.7118" calcext:value-type="float">
            <text:p>0,7118</text:p>
          </table:table-cell>
          <table:table-cell office:value-type="float" office:value="0.15909" calcext:value-type="float">
            <text:p>0,15909</text:p>
          </table:table-cell>
        </table:table-row>
        <table:table-row table:style-name="ro1">
          <table:table-cell office:value-type="string" calcext:value-type="string">
            <text:p>Arcadia_Frase3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3" calcext:value-type="float">
            <text:p>0,183</text:p>
          </table:table-cell>
          <table:table-cell office:value-type="float" office:value="0.13286" calcext:value-type="float">
            <text:p>0,13286</text:p>
          </table:table-cell>
        </table:table-row>
        <table:table-row table:style-name="ro1">
          <table:table-cell office:value-type="string" calcext:value-type="string">
            <text:p>Arcadia_Frase4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4" calcext:value-type="float">
            <text:p>0,264</text:p>
          </table:table-cell>
          <table:table-cell office:value-type="float" office:value="0.132" calcext:value-type="float">
            <text:p>0,132</text:p>
          </table:table-cell>
        </table:table-row>
        <table:table-row table:style-name="ro1">
          <table:table-cell office:value-type="string" calcext:value-type="string">
            <text:p>Arcadia_Frase5</text:p>
          </table:table-cell>
          <table:table-cell office:value-type="float" office:value="1.9" calcext:value-type="float">
            <text:p>1,9</text:p>
          </table:table-cell>
          <table:table-cell office:value-type="float" office:value="0.7" calcext:value-type="float">
            <text:p>0,7</text:p>
          </table:table-cell>
          <table:table-cell office:value-type="float" office:value="0.24" calcext:value-type="float">
            <text:p>0,24</text:p>
          </table:table-cell>
          <table:table-cell office:value-type="float" office:value="0.5" calcext:value-type="float">
            <text:p>0,5</text:p>
          </table:table-cell>
          <table:table-cell office:value-type="float" office:value="0.533" calcext:value-type="float">
            <text:p>0,533</text:p>
          </table:table-cell>
          <table:table-cell office:value-type="float" office:value="0.268" calcext:value-type="float">
            <text:p>0,268</text:p>
          </table:table-cell>
        </table:table-row>
        <table:table-row table:style-name="ro1">
          <table:table-cell office:value-type="string" calcext:value-type="string">
            <text:p>Arcadia_Frase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22222222222222" calcext:value-type="float">
            <text:p>0,0222222222222222</text:p>
          </table:table-cell>
          <table:table-cell office:value-type="float" office:value="0.14286" calcext:value-type="float">
            <text:p>0,14286</text:p>
          </table:table-cell>
          <table:table-cell office:value-type="float" office:value="0.175914" calcext:value-type="float">
            <text:p>0,175914</text:p>
          </table:table-cell>
          <table:table-cell office:value-type="float" office:value="0.09090909" calcext:value-type="float">
            <text:p>0,09090909</text:p>
          </table:table-cell>
        </table:table-row>
        <table:table-row table:style-name="ro1">
          <table:table-cell office:value-type="string" calcext:value-type="string">
            <text:p>Arcadia_Frase7</text:p>
          </table:table-cell>
          <table:table-cell office:value-type="float" office:value="1.1" calcext:value-type="float">
            <text:p>1,1</text:p>
          </table:table-cell>
          <table:table-cell office:value-type="float" office:value="0.7" calcext:value-type="float">
            <text:p>0,7</text:p>
          </table:table-cell>
          <table:table-cell office:value-type="float" office:value="0.339285714285714" calcext:value-type="float">
            <text:p>0,339285714285714</text:p>
          </table:table-cell>
          <table:table-cell office:value-type="float" office:value="0.67" calcext:value-type="float">
            <text:p>0,67</text:p>
          </table:table-cell>
          <table:table-cell office:value-type="float" office:value="0.761" calcext:value-type="float">
            <text:p>0,761</text:p>
          </table:table-cell>
          <table:table-cell office:value-type="float" office:value="0.4589" calcext:value-type="float">
            <text:p>0,4589</text:p>
          </table:table-cell>
        </table:table-row>
        <table:table-row table:style-name="ro1">
          <table:table-cell office:value-type="string" calcext:value-type="string">
            <text:p>Arcadia_Frase8</text:p>
          </table:table-cell>
          <table:table-cell office:value-type="float" office:value="1.4" calcext:value-type="float">
            <text:p>1,4</text:p>
          </table:table-cell>
          <table:table-cell office:value-type="float" office:value="0.8" calcext:value-type="float">
            <text:p>0,8</text:p>
          </table:table-cell>
          <table:table-cell office:value-type="float" office:value="0.113636363636364" calcext:value-type="float">
            <text:p>0,113636363636364</text:p>
          </table:table-cell>
          <table:table-cell office:value-type="float" office:value="0.14286" calcext:value-type="float">
            <text:p>0,14286</text:p>
          </table:table-cell>
          <table:table-cell office:value-type="float" office:value="0.36953" calcext:value-type="float">
            <text:p>0,36953</text:p>
          </table:table-cell>
          <table:table-cell office:value-type="float" office:value="0.1497" calcext:value-type="float">
            <text:p>0,1497</text:p>
          </table:table-cell>
        </table:table-row>
        <table:table-row table:style-name="ro1">
          <table:table-cell office:value-type="string" calcext:value-type="string">
            <text:p>Lumina_Frase1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0909" calcext:value-type="float">
            <text:p>0,0909090909090909</text:p>
          </table:table-cell>
          <table:table-cell office:value-type="float" office:value="0.25" calcext:value-type="float">
            <text:p>0,25</text:p>
          </table:table-cell>
          <table:table-cell office:value-type="float" office:value="0.285" calcext:value-type="float">
            <text:p>0,285</text:p>
          </table:table-cell>
          <table:table-cell office:value-type="float" office:value="0.12922" calcext:value-type="float">
            <text:p>0,12922</text:p>
          </table:table-cell>
        </table:table-row>
        <table:table-row table:style-name="ro1">
          <table:table-cell office:value-type="string" calcext:value-type="string">
            <text:p>Lumina_Frase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6279069767442" calcext:value-type="float">
            <text:p>0,116279069767442</text:p>
          </table:table-cell>
          <table:table-cell office:value-type="float" office:value="0.5" calcext:value-type="float">
            <text:p>0,5</text:p>
          </table:table-cell>
          <table:table-cell office:value-type="float" office:value="0.5155" calcext:value-type="float">
            <text:p>0,5155</text:p>
          </table:table-cell>
          <table:table-cell office:value-type="float" office:value="0.2673" calcext:value-type="float">
            <text:p>0,2673</text:p>
          </table:table-cell>
        </table:table-row>
        <table:table-row table:style-name="ro1">
          <table:table-cell office:value-type="string" calcext:value-type="string">
            <text:p>Lumina_Frase3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4" calcext:value-type="float">
            <text:p>0,4</text:p>
          </table:table-cell>
          <table:table-cell office:value-type="float" office:value="0.668" calcext:value-type="float">
            <text:p>0,668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Lumina_Frase4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181818181818182" calcext:value-type="float">
            <text:p>0,181818181818182</text:p>
          </table:table-cell>
          <table:table-cell office:value-type="float" office:value="0.5" calcext:value-type="float">
            <text:p>0,5</text:p>
          </table:table-cell>
          <table:table-cell office:value-type="float" office:value="0.909" calcext:value-type="float">
            <text:p>0,909</text:p>
          </table:table-cell>
          <table:table-cell office:value-type="float" office:value="0.4628" calcext:value-type="float">
            <text:p>0,4628</text:p>
          </table:table-cell>
        </table:table-row>
        <table:table-row table:style-name="ro1">
          <table:table-cell office:value-type="string" calcext:value-type="string">
            <text:p>Lumina_Frase5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0.857" calcext:value-type="float">
            <text:p>0,857</text:p>
          </table:table-cell>
          <table:table-cell office:value-type="float" office:value="0.462121" calcext:value-type="float">
            <text:p>0,462121</text:p>
          </table:table-cell>
        </table:table-row>
        <table:table-row table:style-name="ro1">
          <table:table-cell office:value-type="string" calcext:value-type="string">
            <text:p>Lumina_Frase6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0.0227272727272727" calcext:value-type="float">
            <text:p>0,0227272727272727</text:p>
          </table:table-cell>
          <table:table-cell office:value-type="float" office:value="0.14285" calcext:value-type="float">
            <text:p>0,14285</text:p>
          </table:table-cell>
          <table:table-cell office:value-type="float" office:value="0.3116" calcext:value-type="float">
            <text:p>0,3116</text:p>
          </table:table-cell>
          <table:table-cell office:value-type="float" office:value="0.15909" calcext:value-type="float">
            <text:p>0,15909</text:p>
          </table:table-cell>
        </table:table-row>
        <table:table-row table:style-name="ro1">
          <table:table-cell office:value-type="string" calcext:value-type="string">
            <text:p>Lumina_Frase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418181818181818" calcext:value-type="float">
            <text:p>0,418181818181818</text:p>
          </table:table-cell>
          <table:table-cell office:value-type="float" office:value="0.75" calcext:value-type="float">
            <text:p>0,75</text:p>
          </table:table-cell>
          <table:table-cell office:value-type="float" office:value="0.86845" calcext:value-type="float">
            <text:p>0,86845</text:p>
          </table:table-cell>
          <table:table-cell office:value-type="float" office:value="0.5359879" calcext:value-type="float">
            <text:p>0,5359879</text:p>
          </table:table-cell>
        </table:table-row>
        <table:table-row table:style-name="ro1">
          <table:table-cell office:value-type="string" calcext:value-type="string">
            <text:p>Lumina_Frase8</text:p>
          </table:table-cell>
          <table:table-cell office:value-type="float" office:value="1.4" calcext:value-type="float">
            <text:p>1,4</text:p>
          </table:table-cell>
          <table:table-cell office:value-type="float" office:value="0.7" calcext:value-type="float">
            <text:p>0,7</text:p>
          </table:table-cell>
          <table:table-cell office:value-type="float" office:value="0.209302325581395" calcext:value-type="float">
            <text:p>0,209302325581395</text:p>
          </table:table-cell>
          <table:table-cell office:value-type="float" office:value="0.428571428571429" calcext:value-type="float">
            <text:p>0,428571428571429</text:p>
          </table:table-cell>
          <table:table-cell office:value-type="float" office:value="0.513577" calcext:value-type="float">
            <text:p>0,513577</text:p>
          </table:table-cell>
          <table:table-cell office:value-type="float" office:value="0.3096" calcext:value-type="float">
            <text:p>0,3096</text:p>
          </table:table-cell>
        </table:table-row>
        <table:table-row table:style-name="ro1">
          <table:table-cell office:value-type="string" calcext:value-type="string">
            <text:p>TextoLargo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778705636743215" calcext:value-type="float">
            <text:p>0,778705636743215</text:p>
          </table:table-cell>
          <table:table-cell office:value-type="float" office:value="0.86" calcext:value-type="float">
            <text:p>0,86</text:p>
          </table:table-cell>
          <table:table-cell office:value-type="float" office:value="0.876" calcext:value-type="float">
            <text:p>0,876</text:p>
          </table:table-cell>
          <table:table-cell office:value-type="float" office:value="0.8064" calcext:value-type="float">
            <text:p>0,80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6T14:48:04.526000000</dc:date>
    <meta:editing-duration>PT26M18S</meta:editing-duration>
    <meta:editing-cycles>2</meta:editing-cycles>
    <meta:generator>LibreOffice/7.2.5.2$Windows_X86_64 LibreOffice_project/499f9727c189e6ef3471021d6132d4c694f357e5</meta:generator>
    <meta:document-statistic meta:table-count="1" meta:cell-count="126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983b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860d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80373" draw:fill-color="#780373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127622" draw:fill-color="#127622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36cm" svg:height="13.07cm" xlink:href=".." xlink:type="simple" chart:class="chart:bar" chart:style-name="ch1">
        <chart:title svg:x="7.799cm" svg:y="0.397cm" chart:style-name="ch2">
          <text:p>Mejores configuraciones según texto</text:p>
        </chart:title>
        <chart:subtitle svg:x="7.801cm" svg:y="1.463cm" chart:style-name="ch3">
          <text:p>Deepspeech, Modelo Rhasspy, Scorer Poco</text:p>
        </chart:subtitle>
        <chart:legend chart:legend-position="end" svg:x="20.072cm" svg:y="5.477cm" style:legend-expansion="high" chart:style-name="ch4"/>
        <chart:plot-area chart:style-name="ch5" table:cell-range-address="DeepSpeechIvanRhasspyPoco.A1:DeepSpeechIvanRhasspyPoco.E18" chart:data-source-has-labels="both" svg:x="0.464cm" svg:y="2.381cm" svg:width="19.144cm" svg:height="9.457cm">
          <chart:coordinate-region svg:x="1.841cm" svg:y="2.381cm" svg:width="17.767cm" svg:height="6.954cm"/>
          <chart:axis chart:dimension="x" chart:name="primary-x" chart:style-name="ch6" chartooo:axis-type="auto">
            <chartooo:date-scale/>
            <chart:title svg:x="8.889cm" svg:y="12.099cm" chart:style-name="ch7">
              <text:p>Texto analizado</text:p>
            </chart:title>
            <chart:categories table:cell-range-address="DeepSpeechIvanRhasspyPoco.A2:DeepSpeechIvanRhasspyPoco.A18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DeepSpeechIvanRhasspyPoco.B2:DeepSpeechIvanRhasspyPoco.B18" chart:label-cell-address="DeepSpeechIvanRhasspyPoco.B1:DeepSpeechIvanRhasspyPoco.B1" chart:class="chart:bar">
            <chart:data-point chart:repeated="17"/>
          </chart:series>
          <chart:series chart:style-name="ch11" chart:values-cell-range-address="DeepSpeechIvanRhasspyPoco.C2:DeepSpeechIvanRhasspyPoco.C18" chart:label-cell-address="DeepSpeechIvanRhasspyPoco.C1:DeepSpeechIvanRhasspyPoco.C1" chart:class="chart:bar">
            <chart:data-point chart:repeated="17"/>
          </chart:series>
          <chart:series chart:style-name="ch12" chart:values-cell-range-address="DeepSpeechIvanRhasspyPoco.D2:DeepSpeechIvanRhasspyPoco.D18" chart:label-cell-address="DeepSpeechIvanRhasspyPoco.D1:DeepSpeechIvanRhasspyPoco.D1" chart:class="chart:line">
            <chart:data-point chart:repeated="17"/>
          </chart:series>
          <chart:series chart:style-name="ch13" chart:values-cell-range-address="DeepSpeechIvanRhasspyPoco.E2:DeepSpeechIvanRhasspyPoco.E18" chart:label-cell-address="DeepSpeechIvanRhasspyPoco.E1:DeepSpeechIvanRhasspyPoco.E1" chart:class="chart:line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Alfa</text:p>
                <draw:g>
                  <svg:desc>DeepSpeechIvanRhasspyPoco.B1:DeepSpeechIvanRhasspyPoco.B1</svg:desc>
                </draw:g>
              </table:table-cell>
              <table:table-cell office:value-type="string">
                <text:p>Mejor Beta</text:p>
                <draw:g>
                  <svg:desc>DeepSpeechIvanRhasspyPoco.C1:DeepSpeechIvanRhasspyPoco.C1</svg:desc>
                </draw:g>
              </table:table-cell>
              <table:table-cell office:value-type="string">
                <text:p>Mejor CER</text:p>
                <draw:g>
                  <svg:desc>DeepSpeechIvanRhasspyPoco.D1:DeepSpeechIvanRhasspyPoco.D1</svg:desc>
                </draw:g>
              </table:table-cell>
              <table:table-cell office:value-type="string">
                <text:p>Mejor WER</text:p>
                <draw:g>
                  <svg:desc>DeepSpeechIvanRhasspyPoco.E1:DeepSpeechIvanRhasspyPoco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RhasspyPoco.A2:DeepSpeechIvanRhasspyPoco.A18</svg:desc>
                </draw:g>
              </table:table-cell>
              <table:table-cell office:value-type="float" office:value="1.6">
                <text:p>1.6</text:p>
                <draw:g>
                  <svg:desc>DeepSpeechIvanRhasspyPoco.B2:DeepSpeechIvanRhasspyPoco.B18</svg:desc>
                </draw:g>
              </table:table-cell>
              <table:table-cell office:value-type="float" office:value="0.7">
                <text:p>0.7</text:p>
                <draw:g>
                  <svg:desc>DeepSpeechIvanRhasspyPoco.C2:DeepSpeechIvanRhasspyPoco.C18</svg:desc>
                </draw:g>
              </table:table-cell>
              <table:table-cell office:value-type="float" office:value="0">
                <text:p>0</text:p>
                <draw:g>
                  <svg:desc>DeepSpeechIvanRhasspyPoco.D2:DeepSpeechIvanRhasspyPoco.D18</svg:desc>
                </draw:g>
              </table:table-cell>
              <table:table-cell office:value-type="float" office:value="0">
                <text:p>0</text:p>
                <draw:g>
                  <svg:desc>DeepSpeechIvanRhasspyPoco.E2:DeepSpeechIvanRhasspyPoco.E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59090909090909">
                <text:p>0.1590909090909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1.9">
                <text:p>1.9</text:p>
              </table:table-cell>
              <table:table-cell office:value-type="float" office:value="0.7">
                <text:p>0.7</text:p>
              </table:table-cell>
              <table:table-cell office:value-type="float" office:value="0.24">
                <text:p>0.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14286">
                <text:p>0.14286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1.1">
                <text:p>1.1</text:p>
              </table:table-cell>
              <table:table-cell office:value-type="float" office:value="0.7">
                <text:p>0.7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1.4">
                <text:p>1.4</text:p>
              </table:table-cell>
              <table:table-cell office:value-type="float" office:value="0.8">
                <text:p>0.8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14286">
                <text:p>0.14286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14285">
                <text:p>0.14285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1.4">
                <text:p>1.4</text:p>
              </table:table-cell>
              <table:table-cell office:value-type="float" office:value="0.7">
                <text:p>0.7</text:p>
              </table:table-cell>
              <table:table-cell office:value-type="float" office:value="0.209302325581395">
                <text:p>0.209302325581395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780373" draw:fill-color="#78037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95cm" svg:height="11.247cm" xlink:href=".." xlink:type="simple" chart:class="chart:line" chart:style-name="ch1">
        <chart:title svg:x="6.273cm" svg:y="0.36cm" chart:style-name="ch2">
          <text:p>Estadísticas de CER por cada texto</text:p>
        </chart:title>
        <chart:subtitle svg:x="6.275cm" svg:y="1.389cm" chart:style-name="ch3">
          <text:p>Deepspeech, Modelo Rhasspy, Scorer Ken</text:p>
        </chart:subtitle>
        <chart:legend chart:legend-position="end" svg:x="16.852cm" svg:y="5.069cm" style:legend-expansion="high" chart:style-name="ch4"/>
        <chart:plot-area chart:style-name="ch5" table:cell-range-address="DeepSpeechIvanRhasspyPoco.A1:DeepSpeechIvanRhasspyPoco.A18 DeepSpeechIvanRhasspyPoco.D1:DeepSpeechIvanRhasspyPoco.D18 DeepSpeechIvanRhasspyPoco.G1:DeepSpeechIvanRhasspyPoco.G18" chart:data-source-has-labels="both" svg:x="0.399cm" svg:y="2.27cm" svg:width="16.054cm" svg:height="7.782cm">
          <chart:coordinate-region svg:x="1.648cm" svg:y="2.27cm" svg:width="14.003cm" svg:height="5.278cm"/>
          <chart:axis chart:dimension="x" chart:name="primary-x" chart:style-name="ch6" chartooo:axis-type="auto">
            <chartooo:date-scale/>
            <chart:title svg:x="7.257cm" svg:y="10.276cm" chart:style-name="ch7">
              <text:p>Texto Analizado</text:p>
            </chart:title>
            <chart:categories table:cell-range-address="DeepSpeechIvanRhasspyPoco.A2:DeepSpeechIvanRhasspyPoco.A18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DeepSpeechIvanRhasspyPoco.D2:DeepSpeechIvanRhasspyPoco.D18" chart:label-cell-address="DeepSpeechIvanRhasspyPoco.D1:DeepSpeechIvanRhasspyPoco.D1" chart:class="chart:line">
            <chart:data-point chart:repeated="17"/>
          </chart:series>
          <chart:series chart:style-name="ch10" chart:values-cell-range-address="DeepSpeechIvanRhasspyPoco.G2:DeepSpeechIvanRhasspyPoco.G18" chart:label-cell-address="DeepSpeechIvanRhasspyPoco.G1:DeepSpeechIvanRhasspyPoco.G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ER</text:p>
                <draw:g>
                  <svg:desc>DeepSpeechIvanRhasspyPoco.D1:DeepSpeechIvanRhasspyPoco.D1</svg:desc>
                </draw:g>
              </table:table-cell>
              <table:table-cell office:value-type="string">
                <text:p>CER medio</text:p>
                <draw:g>
                  <svg:desc>DeepSpeechIvanRhasspyPoco.G1:DeepSpeechIvanRhasspyPoco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RhasspyPoco.A2:DeepSpeechIvanRhasspyPoco.A18</svg:desc>
                </draw:g>
              </table:table-cell>
              <table:table-cell office:value-type="float" office:value="0">
                <text:p>0</text:p>
                <draw:g>
                  <svg:desc>DeepSpeechIvanRhasspyPoco.D2:DeepSpeechIvanRhasspyPoco.D18</svg:desc>
                </draw:g>
              </table:table-cell>
              <table:table-cell office:value-type="float" office:value="0.085519">
                <text:p>0.085519</text:p>
                <draw:g>
                  <svg:desc>DeepSpeechIvanRhasspyPoco.G2:DeepSpeechIvanRhasspyPoco.G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159090909090909">
                <text:p>0.159090909090909</text:p>
              </table:table-cell>
              <table:table-cell office:value-type="float" office:value="0.15909">
                <text:p>0.15909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">
                <text:p>0</text:p>
              </table:table-cell>
              <table:table-cell office:value-type="float" office:value="0.13286">
                <text:p>0.13286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">
                <text:p>0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24">
                <text:p>0.24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09090909">
                <text:p>0.09090909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4589">
                <text:p>0.4589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12922">
                <text:p>0.12922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2673">
                <text:p>0.2673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12">
                <text:p>0.1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4628">
                <text:p>0.4628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62121">
                <text:p>0.462121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15909">
                <text:p>0.15909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5359879">
                <text:p>0.5359879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209302325581395">
                <text:p>0.209302325581395</text:p>
              </table:table-cell>
              <table:table-cell office:value-type="float" office:value="0.3096">
                <text:p>0.3096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8064">
                <text:p>0.80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704cm" svg:height="12.771cm" xlink:href=".." xlink:type="simple" chart:class="chart:line" chart:style-name="ch1">
        <chart:title svg:x="7.575cm" svg:y="0.391cm" chart:style-name="ch2">
          <text:p>Estadísticas de WER por cada texto</text:p>
        </chart:title>
        <chart:subtitle svg:x="7.535cm" svg:y="1.451cm" chart:style-name="ch3">
          <text:p>Deepspeech, Modelo Rhasspy, Scorer Poco</text:p>
        </chart:subtitle>
        <chart:legend chart:legend-position="end" svg:x="19.476cm" svg:y="5.831cm" style:legend-expansion="high" chart:style-name="ch4"/>
        <chart:plot-area chart:style-name="ch5" table:cell-range-address="DeepSpeechIvanRhasspyPoco.A1:DeepSpeechIvanRhasspyPoco.A18 DeepSpeechIvanRhasspyPoco.E1:DeepSpeechIvanRhasspyPoco.F18" chart:data-source-has-labels="both" svg:x="0.454cm" svg:y="2.363cm" svg:width="18.568cm" svg:height="9.182cm">
          <chart:coordinate-region svg:x="1.703cm" svg:y="2.363cm" svg:width="16.517cm" svg:height="6.679cm"/>
          <chart:axis chart:dimension="x" chart:name="primary-x" chart:style-name="ch6" chartooo:axis-type="auto">
            <chartooo:date-scale/>
            <chart:title svg:x="8.569cm" svg:y="11.8cm" chart:style-name="ch7">
              <text:p>Texto Analizado</text:p>
            </chart:title>
            <chart:categories table:cell-range-address="DeepSpeechIvanRhasspyPoco.A2:DeepSpeechIvanRhasspyPoco.A18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DeepSpeechIvanRhasspyPoco.E2:DeepSpeechIvanRhasspyPoco.E18" chart:label-cell-address="DeepSpeechIvanRhasspyPoco.E1:DeepSpeechIvanRhasspyPoco.E1" chart:class="chart:line">
            <chart:data-point chart:repeated="17"/>
          </chart:series>
          <chart:series chart:style-name="ch10" chart:values-cell-range-address="DeepSpeechIvanRhasspyPoco.F2:DeepSpeechIvanRhasspyPoco.F18" chart:label-cell-address="DeepSpeechIvanRhasspyPoco.F1:DeepSpeechIvanRhasspyPoco.F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WER</text:p>
                <draw:g>
                  <svg:desc>DeepSpeechIvanRhasspyPoco.E1:DeepSpeechIvanRhasspyPoco.E1</svg:desc>
                </draw:g>
              </table:table-cell>
              <table:table-cell office:value-type="string">
                <text:p>WER medio</text:p>
                <draw:g>
                  <svg:desc>DeepSpeechIvanRhasspyPoco.F1:DeepSpeechIvanRhasspyPoco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RhasspyPoco.A2:DeepSpeechIvanRhasspyPoco.A18</svg:desc>
                </draw:g>
              </table:table-cell>
              <table:table-cell office:value-type="float" office:value="0">
                <text:p>0</text:p>
                <draw:g>
                  <svg:desc>DeepSpeechIvanRhasspyPoco.E2:DeepSpeechIvanRhasspyPoco.E18</svg:desc>
                </draw:g>
              </table:table-cell>
              <table:table-cell office:value-type="float" office:value="0.169">
                <text:p>0.169</text:p>
                <draw:g>
                  <svg:desc>DeepSpeechIvanRhasspyPoco.F2:DeepSpeechIvanRhasspyPoco.F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5">
                <text:p>0.5</text:p>
              </table:table-cell>
              <table:table-cell office:value-type="float" office:value="0.7118">
                <text:p>0.7118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">
                <text:p>0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">
                <text:p>0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5">
                <text:p>0.5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14286">
                <text:p>0.14286</text:p>
              </table:table-cell>
              <table:table-cell office:value-type="float" office:value="0.175914">
                <text:p>0.175914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67">
                <text:p>0.67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14286">
                <text:p>0.14286</text:p>
              </table:table-cell>
              <table:table-cell office:value-type="float" office:value="0.36953">
                <text:p>0.36953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25">
                <text:p>0.25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5">
                <text:p>0.5</text:p>
              </table:table-cell>
              <table:table-cell office:value-type="float" office:value="0.5155">
                <text:p>0.5155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4">
                <text:p>0.4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5">
                <text:p>0.5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75">
                <text:p>0.75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14285">
                <text:p>0.14285</text:p>
              </table:table-cell>
              <table:table-cell office:value-type="float" office:value="0.3116">
                <text:p>0.3116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75">
                <text:p>0.75</text:p>
              </table:table-cell>
              <table:table-cell office:value-type="float" office:value="0.86845">
                <text:p>0.86845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13577">
                <text:p>0.513577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86">
                <text:p>0.86</text:p>
              </table:table-cell>
              <table:table-cell office:value-type="float" office:value="0.876">
                <text:p>0.8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